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1daf2f" officeooo:paragraph-rsid="001daf2f" style:font-size-asian="10pt" style:font-name-complex="Arial1" style:font-size-complex="10pt"/>
    </style:style>
    <style:style style:name="P13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18154d" officeooo:paragraph-rsid="002cac42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3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6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28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9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0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1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2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P33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1815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14a446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4a446"/>
    </style:style>
    <style:style style:name="T12" style:family="text">
      <style:text-properties officeooo:rsid="00157b7d"/>
    </style:style>
    <style:style style:name="T13" style:family="text">
      <style:text-properties officeooo:rsid="00174c10"/>
    </style:style>
    <style:style style:name="T14" style:family="text">
      <style:text-properties officeooo:rsid="0018154d"/>
    </style:style>
    <style:style style:name="T1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6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7" style:family="text">
      <style:text-properties officeooo:rsid="0025c4a5"/>
    </style:style>
    <style:style style:name="T18" style:family="text">
      <style:text-properties officeooo:rsid="002cac42"/>
    </style:style>
    <style:style style:name="T19" style:family="text">
      <style:text-properties officeooo:rsid="00356bbb" fo:background-color="transparent" loext:char-shading-value="0"/>
    </style:style>
    <style:style style:name="T20" style:family="text">
      <style:text-properties officeooo:rsid="002cac42" fo:background-color="transparent" loext:char-shading-value="0"/>
    </style:style>
    <style:style style:name="T21" style:family="text">
      <style:text-properties fo:font-variant="normal" fo:text-transform="none" fo:color="#1c1c1c" fo:letter-spacing="normal" fo:font-style="normal" fo:background-color="transparent" loext:char-shading-value="0"/>
    </style:style>
    <style:style style:name="T22" style:family="text">
      <style:text-properties fo:font-variant="normal" fo:text-transform="none" fo:color="#1c1c1c" fo:letter-spacing="normal" fo:font-style="normal" officeooo:rsid="002cac42" fo:background-color="transparent" loext:char-shading-value="0"/>
    </style:style>
    <style:style style:name="T23" style:family="text">
      <style:text-properties fo:font-variant="normal" fo:text-transform="none" fo:color="#535353" fo:letter-spacing="normal" fo:font-style="normal" fo:background-color="transparent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0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6">Nome completo do viajante (conforme RG/Passaporte): </text:p>
            <text:p text:style-name="P33">Lyncon Baez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6">{rg}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5">042.979.307-30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8">Data nascimento: 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1"><text:span text:style-name="Fonte_20_parág._20_padrão"><text:span text:style-name="T8">( </text:span></text:span><text:span text:style-name="Fonte_20_parág._20_padrão"><text:span text:style-name="T9">X</text:span></text:span><text:span text:style-name="Fonte_20_parág._20_padrão"><text:span text:style-name="T8"> ) Colaborador <text:s text:c="23"/>( <text:s/>) Bolsista/Voluntário <text:s text:c="23"/>( <text:s/>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2">( <text:span text:style-name="T11">X</text:span> ) Viagem a trabalho <text:s text:c="5"/>( <text:s/>) Evento/Congresso <text:s text:c="5"/>( <text:s/>) Viagem treinamento/aprimor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3">Nome e Número Convênio: P&amp;D COPEL Entre Rios do Oeste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1"><text:span text:style-name="T6">Nº centro de custo: </text:span><text:span text:style-name="T7">40503002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4">Fonte de recurso: <text:span text:style-name="T17">0301011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19">Atividade: <text:span text:style-name="T14">COPEL.001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19">Meta que rege a viagem: <text:span text:style-name="T12">FPTI-RC4376/RC4377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29">Origem: <text:span text:style-name="T13">Foz do Iguaçu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29">Destino: <text:span text:style-name="T13">Entre Rios do Oest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4">Data ida: <text:span text:style-name="T18">11/02/2019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4">Data volta: <text:span text:style-name="T18">11/02/2018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7">Acompanhamento das instalações elétricas dos transformadores isol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5">Observações: <text:span text:style-name="T19">Não será necessário hospedagem, pois </text:span><text:span text:style-name="T21">o </text:span><text:span text:style-name="T22">colaborador </text:span><text:span text:style-name="T21">irá dia 11 e volta dia 11</text:span><text:span text:style-name="T23">. </text:span><text:span text:style-name="T19">E </text:span><text:span text:style-name="T20">o colaborador </text:span><text:span text:style-name="T19">irá como passageiro do Felipe Pinheiro Silv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 text:c="3"/>) Aérea nacional (com franquia de bagagem)</text:p>
            <text:p text:style-name="P10">( <text:s text:c="3"/>) Aérea nacional (sem franquia de bagagem)</text:p>
            <text:p text:style-name="P10">( <text:s text:c="3"/>) Aérea internacional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 text:c="3"/>) Terrestre nacional</text:p>
            <text:p text:style-name="P10">( <text:s text:c="3"/>) Terrestre internacional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 text:c="2"/><text:span text:style-name="T14">)</text:span> Veículo locado*</text:p>
          </table:table-cell>
          <table:covered-table-cell/>
          <table:table-cell table:style-name="Tabela2.C20" table:number-columns-spanned="4" office:value-type="string">
            <text:p text:style-name="P26">( <text:s text:c="3"/>) Transporte com parceiros/terceiros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 text:c="2"/>) Veículo Fundação PTI-BR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2">Nome do condutor: </text:p>
            <text:p text:style-name="P22">Nº da CNH: </text:p>
            <text:p text:style-name="P22">Validade: 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/text:p>
            <text:p text:style-name="P10">Data/Hora devolução do veículo na agência: 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0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2"/>
            <text:p text:style-name="P22">Data: </text:p>
            <text:p text:style-name="P22">Horário de entrada: 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2"/>
            <text:p text:style-name="P22">Data: </text:p>
            <text:p text:style-name="P22">Horário de saída: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1"/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/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1"/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1"/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1"/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/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1"/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1"/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1"/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7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09T15:03:04.626459584</dc:date>
    <meta:print-date>2017-02-24T16:35:00Z</meta:print-date>
    <meta:editing-cycles>100</meta:editing-cycles>
    <meta:editing-duration>PT17H10M18S</meta:editing-duration>
    <meta:document-statistic meta:table-count="2" meta:image-count="1" meta:object-count="0" meta:page-count="2" meta:paragraph-count="67" meta:word-count="322" meta:character-count="2166" meta:non-whitespace-character-count="1815"/>
    <meta:template xlink:type="simple" xlink:actuate="onRequest" xlink:title="" xlink:href="../FORM.AP.001%20-%20Formulário%20Apoio%20Requisição%20de%20Viagem%20-%20Felipe%20-%2004-10.odt/Normal"/>
  </office:meta>
</office:document-meta>
</file>